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3">
      <style:graphic-properties draw:fill="none" draw:stroke="solid" svg:stroke-width="0.01389in" svg:stroke-color="#000000" svg:stroke-opacity="100%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draw:fill="none" draw:stroke="solid" svg:stroke-width="0.01389in" svg:stroke-color="#000000" svg:stroke-opacity="100%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solid" draw:fill-color="#d9f2d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d9f2d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center" draw:fill="solid" draw:fill-color="#b4e5a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b4e5a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8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7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8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4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7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8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4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4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4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7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4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3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1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8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8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8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7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3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custom-shape svg:x="6.48301in" svg:y="0.5241in" svg:width="2.68206in" svg:height="1.17961in" draw:id="id69" draw:style-name="a780" draw:name="Rectangle 3">
          <svg:title/>
          <svg:desc/>
          <text:p text:style-name="a779" text:class-names="" text:cond-style-name=""><text:span text:style-name="a777" text:class-names="">Buyer</text:span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5073in" svg:y="3.96404in" svg:width="1.84466in" svg:height="1.46602in" draw:id="id70" draw:style-name="a784" draw:name="Flowchart: Manual Operation 6">
          <svg:title/>
          <svg:desc/>
          <text:p text:style-name="a783" text:class-names="" text:cond-style-name=""><text:span text:style-name="a781" text:class-names="">Json file</text:span><text:span text:style-name="a782" text:class-names=""/></text:p>
          <draw:enhanced-geometry xmlns:dr3d="urn:oasis:names:tc:opendocument:xmlns:dr3d:1.0" draw:type="non-primitive" svg:viewBox="0 0 5 5" draw:enhanced-path="M 0 0 L 5 0 4 5 1 5 Z N" draw:text-areas="?f16 ?f18 ?f17 ?f19" draw:glue-points="?f13 ?f14 ?f15 ?f1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4 / 5"/>
            <draw:equation draw:name="f12" draw:formula="?f8 * 9 / 10"/>
            <draw:equation draw:name="f13" draw:formula="?f10 / ?f9"/>
            <draw:equation draw:name="f14" draw:formula="?f7 / ?f6"/>
            <draw:equation draw:name="f15" draw:formula="?f12 / ?f9"/>
            <draw:equation draw:name="f16" draw:formula="?f9 / ?f9"/>
            <draw:equation draw:name="f17" draw:formula="?f11 / ?f9"/>
            <draw:equation draw:name="f18" draw:formula="?f2 / ?f6"/>
            <draw:equation draw:name="f19" draw:formula="?f3 / ?f6"/>
          </draw:enhanced-geometry>
        </draw:custom-shape>
        <draw:custom-shape svg:x="0.39705in" svg:y="0.53735in" svg:width="2.68206in" svg:height="1.17961in" draw:id="id71" draw:style-name="a788" draw:name="Rectangle 8">
          <svg:title/>
          <svg:desc/>
          <text:p text:style-name="a787" text:class-names="" text:cond-style-name=""><text:span text:style-name="a785" text:class-names="">Seller<text:s text:c="1"/></text:span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248in" svg:y="2.06645in" svg:width="2.68206in" svg:height="1.17961in" draw:id="id72" draw:style-name="a794" draw:name="Rectangle 12">
          <svg:title/>
          <svg:desc/>
          <text:p text:style-name="a791" text:class-names="" text:cond-style-name=""><text:span text:style-name="a789" text:class-names="">Register Seller form<text:s text:c="1"/></text:span><text:span text:style-name="a790" text:class-names="">(comp)</text:span></text:p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758in" svg:y="3.60881in" svg:width="2.68206in" svg:height="1.17961in" draw:id="id73" draw:style-name="a798" draw:name="Rectangle 13">
          <svg:title/>
          <svg:desc/>
          <text:p text:style-name="a797" text:class-names="" text:cond-style-name=""><text:span text:style-name="a795" text:class-names="">Display Seller Card Component</text:span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972in" svg:y="2.07635in" svg:width="2.68206in" svg:height="1.17961in" draw:id="id74" draw:style-name="a804" draw:name="Rectangle 14">
          <svg:title/>
          <svg:desc/>
          <text:p text:style-name="a801" text:class-names="" text:cond-style-name=""><text:span text:style-name="a799" text:class-names="">Add Property<text:s text:c="1"/></text:span><text:span text:style-name="a800" text:class-names="">(comp)</text:span></text:p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0464in" svg:y="3.62576in" svg:width="2.68206in" svg:height="1.17961in" draw:id="id75" draw:style-name="a820" draw:name="Rectangle 15">
          <svg:title/>
          <svg:desc/>
          <text:p text:style-name="a806" text:class-names="" text:cond-style-name=""><text:span text:style-name="a805" text:class-names="">Display Card Component</text:span></text:p>
          <text:p text:style-name="a809" text:class-names="" text:cond-style-name=""><text:span text:style-name="a807" text:class-names="">button (useState)</text:span><text:span text:style-name="a808" text:class-names=""/></text:p>
          <text:list text:style-name="a812">
            <text:list-item>
              <text:p text:style-name="a811" text:class-names="" text:cond-style-name=""><text:span text:style-name="a810" text:class-names="">Withdraw property</text:span></text:p>
            </text:list-item>
          </text:list>
          <text:list text:style-name="a817">
            <text:list-item>
              <text:p text:style-name="a816" text:class-names="" text:cond-style-name=""><text:span text:style-name="a813" text:class-names="">Resubmit propert</text:span><text:span text:style-name="a814" text:class-names="">y</text:span><text:span text:style-name="a815" text:class-names=""/></text:p>
            </text:list-item>
          </text:list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301in" svg:y="2.06645in" svg:width="2.68206in" svg:height="1.17961in" draw:id="id76" draw:style-name="a826" draw:name="Rectangle 16">
          <svg:title/>
          <svg:desc/>
          <text:p text:style-name="a823" text:class-names="" text:cond-style-name=""><text:span text:style-name="a821" text:class-names="">Register Buyer form<text:s text:c="1"/></text:span><text:span text:style-name="a822" text:class-names="">(comp)</text:span></text:p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0464in" svg:y="5.06445in" svg:width="2.77313in" svg:height="1.55622in" draw:id="id77" draw:style-name="a846" draw:name="Rectangle 17">
          <svg:title/>
          <svg:desc/>
          <text:p text:style-name="a828" text:class-names="" text:cond-style-name=""><text:span text:style-name="a827" text:class-names=""><text:s text:c="7"/></text:span></text:p>
          <text:p text:style-name="a830" text:class-names="" text:cond-style-name=""><text:span text:style-name="a829" text:class-names="">Find Property Component Filter<text:s text:c="1"/></text:span></text:p>
          <text:list text:style-name="a834">
            <text:list-item>
              <text:p text:style-name="a833" text:class-names="" text:cond-style-name=""><text:span text:style-name="a831" text:class-names="">Price</text:span><text:span text:style-name="a832" text:class-names=""/></text:p>
            </text:list-item>
          </text:list>
          <text:list text:style-name="a837">
            <text:list-item>
              <text:p text:style-name="a836" text:class-names="" text:cond-style-name=""><text:span text:style-name="a835" text:class-names=""><text:s text:c="1"/>bedrooms</text:span></text:p>
            </text:list-item>
          </text:list>
          <text:list text:style-name="a840">
            <text:list-item>
              <text:p text:style-name="a839" text:class-names="" text:cond-style-name=""><text:span text:style-name="a838" text:class-names="">bathroom<text:s text:c="1"/></text:span></text:p>
            </text:list-item>
          </text:list>
          <text:list text:style-name="a843">
            <text:list-item>
              <text:p text:style-name="a842" text:class-names="" text:cond-style-name=""><text:span text:style-name="a841" text:class-names="">garden.</text:span></text:p>
            </text:list-item>
          </text:list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1972in" svg:y="0.5241in" svg:width="2.68206in" svg:height="1.17961in" draw:id="id78" draw:style-name="a850" draw:name="Rectangle 18">
          <svg:title/>
          <svg:desc/>
          <text:p text:style-name="a849" text:class-names="" text:cond-style-name=""><text:span text:style-name="a847" text:class-names="">Property</text:span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8301in" svg:y="3.63331in" svg:width="2.68206in" svg:height="1.17961in" draw:id="id79" draw:style-name="a855" draw:name="Rectangle 19">
          <svg:title/>
          <svg:desc/>
          <text:p text:style-name="a852" text:class-names="" text:cond-style-name=""><text:span text:style-name="a851" text:class-names="">Display Buyer Card (comp)</text:span></text:p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2847in" svg:y="5.06445in" svg:width="2.68206in" svg:height="1.61581in" draw:id="id80" draw:style-name="a866" draw:name="Rectangle 21">
          <svg:title/>
          <svg:desc/>
          <text:p text:style-name="a857" text:class-names="" text:cond-style-name=""><text:span text:style-name="a856" text:class-names=""><text:s text:c="7"/></text:span></text:p>
          <text:p text:style-name="a859" text:class-names="" text:cond-style-name=""><text:span text:style-name="a858" text:class-names="">Context component</text:span></text:p>
          <text:p text:style-name="a861" text:class-names="" text:cond-style-name=""><text:span text:style-name="a860" text:class-names=""/></text:p>
          <text:p text:style-name="a863" text:class-names="" text:cond-style-name=""><text:span text:style-name="a862" text:class-names=""/></text:p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9725in" svg:y="0.53735in" svg:width="2.68206in" svg:height="1.17961in" draw:id="id81" draw:style-name="a870" draw:name="Rectangle 23">
          <svg:title/>
          <svg:desc/>
          <text:p text:style-name="a869" text:class-names="" text:cond-style-name=""><text:span text:style-name="a867" text:class-names="">HomePage</text:span><text:span text:style-name="a8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5552in" svg:y="2.07635in" svg:width="2.68206in" svg:height="1.17961in" draw:id="id82" draw:style-name="a876" draw:name="Rectangle 24">
          <svg:title/>
          <svg:desc/>
          <text:p text:style-name="a873" text:class-names="" text:cond-style-name=""><text:span text:style-name="a871" text:class-names="">Nav com</text:span><text:span text:style-name="a872" text:class-names=""/></text:p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877" draw:master-page-name="Master1-Layout7-blank-Blank" presentation:presentation-page-layout-name="Master1-PPL7" draw:id="Slide-259">
        <draw:custom-shape svg:x="0in" svg:y="0.15534in" svg:width="13.33333in" svg:height="1.21359in" draw:id="id83" draw:style-name="a885" draw:name="Rectangle 1">
          <svg:title/>
          <svg:desc/>
          <text:p text:style-name="a879" text:class-names="" text:cond-style-name=""><text:span text:style-name="a878" text:class-names="">Nav Bar</text:span></text:p>
          <text:p text:style-name="a884" text:class-names="" text:cond-style-name=""><text:span text:style-name="a880" text:class-names="">Home</text:span><text:span text:style-name="a881" text:class-names=""><text:s text:c="1"/></text:span><text:span text:style-name="a882" text:class-names="">Page <text:s text:c="4"/>Seller <text:s text:c="4"/>Buyer</text:span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886" draw:master-page-name="Master1-Layout1-title-Title-Slide" presentation:presentation-page-layout-name="Master1-PPL1" draw:id="Slide-264">
        <draw:custom-shape svg:x="0.40351in" svg:y="0.78947in" svg:width="12.44737in" svg:height="1.07017in" draw:id="id84" draw:style-name="a889" draw:name="Rectangle 3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925in" svg:y="2.21468in" svg:width="5.54397in" svg:height="4.8298in" draw:id="id85" draw:style-name="a892" draw:name="Rectangle 4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895" draw:name="TextBox 5" svg:x="2.40351in" svg:y="1.06539in" svg:width="7.85965in" svg:height="0.40391in">
          <draw:text-box>
            <text:p text:style-name="a894" text:class-names="" text:cond-style-name=""><text:span text:style-name="a893" text:class-names="">NAVBAR</text:span></text:p>
          </draw:text-box>
          <svg:title/>
          <svg:desc/>
        </draw:frame>
        <draw:custom-shape svg:x="6.42116in" svg:y="2.24977in" svg:width="6.17544in" svg:height="4.82981in" draw:id="id87" draw:style-name="a898" draw:name="Rectangle 6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298in" svg:y="3.30448in" svg:width="5.65789in" svg:height="3.53762in" draw:id="id88" draw:style-name="a901" draw:name="Rectangle 8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351in" svg:y="2in" svg:width="12.44737in" svg:height="5.32935in" draw:id="id89" draw:style-name="a904" draw:name="Rectangle 13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907" draw:name="TextBox 17" svg:x="4.97368in" svg:y="0.13158in" svg:width="3.02632in" svg:height="0.40391in">
          <draw:text-box>
            <text:p text:style-name="a906" text:class-names="" text:cond-style-name=""><text:span text:style-name="a905" text:class-names="">Seller</text:span></text:p>
          </draw:text-box>
          <svg:title/>
          <svg:desc/>
        </draw:frame>
        <draw:frame draw:id="id91" draw:style-name="a912" draw:name="TextBox 18" svg:x="1.82456in" svg:y="2.4886in" svg:width="3.14912in" svg:height="0.40391in">
          <draw:text-box>
            <text:p text:style-name="a911" text:class-names="" text:cond-style-name=""><text:span text:style-name="a908" text:class-names="">Display all sellers –<text:s text:c="1"/></text:span><text:span text:style-name="a909" text:class-names="">table</text:span><text:span text:style-name="a910" text:class-names=""/></text:p>
          </draw:text-box>
          <svg:title/>
          <svg:desc/>
        </draw:frame>
        <draw:frame draw:id="id92" draw:style-name="a915" draw:name="TextBox 20" svg:x="8.42982in" svg:y="3.54805in" svg:width="2.0614in" svg:height="0.40391in">
          <draw:text-box>
            <text:p text:style-name="a914" text:class-names="" text:cond-style-name=""><text:span text:style-name="a913" text:class-names="">Add seller form</text:span></text:p>
          </draw:text-box>
          <svg:title/>
          <svg:desc/>
        </draw:frame>
        <draw:custom-shape svg:x="8.50359in" svg:y="2.33201in" svg:width="1.98763in" svg:height="0.82037in" draw:id="id93" draw:style-name="a920" draw:name="Rectangle: Rounded Corners 1">
          <svg:title/>
          <svg:desc/>
          <text:p text:style-name="a919" text:class-names="" text:cond-style-name=""><text:span text:style-name="a916" text:class-names="">Button to add sellers submit to<text:s text:c="1"/></text:span><text:span text:style-name="a917" text:class-names="">json</text:span><text:span text:style-name="a9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99534in" svg:y="4.30919in" svg:width="2.04854in" svg:height="0.32039in" draw:id="id94" draw:style-name="a924" draw:name="Rectangle 2">
          <svg:title/>
          <svg:desc/>
          <text:p text:style-name="a923" text:class-names="" text:cond-style-name=""><text:span text:style-name="a921" text:class-names="">Input First Name</text:span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534in" svg:y="4.98682in" svg:width="2.57282in" svg:height="0.32039in" draw:id="id95" draw:style-name="a928" draw:name="Rectangle 7">
          <svg:title/>
          <svg:desc/>
          <text:p text:style-name="a927" text:class-names="" text:cond-style-name=""><text:span text:style-name="a925" text:class-names="">Input Second Name</text:span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246in" svg:y="3.14689in" svg:width="2.25243in" svg:height="2.74281in" draw:id="id96" draw:style-name="a948" draw:name="Rectangle 10">
          <svg:title/>
          <svg:desc/>
          <text:p text:style-name="a930" text:class-names="" text:cond-style-name=""><text:span text:style-name="a929" text:class-names="">Seller</text:span></text:p>
          <text:list text:style-name="a935">
            <text:list-item>
              <text:p text:style-name="a934" text:class-names="" text:cond-style-name=""><text:span text:style-name="a931" text:class-names="">i</text:span><text:span text:style-name="a932" text:class-names="">d</text:span><text:span text:style-name="a933" text:class-names=""/></text:p>
            </text:list-item>
          </text:list>
          <text:list text:style-name="a938">
            <text:list-item>
              <text:p text:style-name="a937" text:class-names="" text:cond-style-name=""><text:span text:style-name="a936" text:class-names="">FirstName</text:span></text:p>
            </text:list-item>
          </text:list>
          <text:list text:style-name="a941">
            <text:list-item>
              <text:p text:style-name="a940" text:class-names="" text:cond-style-name=""><text:span text:style-name="a939" text:class-names="">Surname</text:span></text:p>
            </text:list-item>
          </text:list>
          <text:p text:style-name="a943" text:class-names="" text:cond-style-name=""><text:span text:style-name="a942" text:class-names=""/></text:p>
          <text:p text:style-name="a945" text:class-names="" text:cond-style-name=""><text:span text:style-name="a944" text:class-names=""/></text:p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55">
          <draw:page-thumbnail draw:page-number="3" svg:x="0.75in" svg:y="1.25in" svg:width="6in" svg:height="3.375in" presentation:class="page" draw:id="id97" presentation:style-name="a949" draw:name="Slide Image Placeholder 1">
            <svg:title/>
            <svg:desc/>
          </draw:page-thumbnail>
          <draw:frame draw:id="id98" presentation:style-name="a95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954" draw:name="Slide Number Placeholder 3" svg:x="4.24826in" svg:y="9.49826in" svg:width="3.25in" svg:height="0.50174in">
            <draw:text-box>
              <text:p text:style-name="a953" text:class-names="" text:cond-style-name=""><text:span text:style-name="a951" text:class-names=""><text:page-number style:num-format="1" text:fixed="false">4</text:page-number></text:span><text:span text:style-name="a952" text:class-names=""/></text:p>
            </draw:text-box>
            <svg:title/>
            <svg:desc/>
          </draw:frame>
        </presentation:notes>
      </draw:page>
      <draw:page draw:name="Slide11" draw:style-name="a956" draw:master-page-name="Master1-Layout1-title-Title-Slide" presentation:presentation-page-layout-name="Master1-PPL1" draw:id="Slide-266">
        <draw:custom-shape svg:x="0.40351in" svg:y="0.78947in" svg:width="12.44737in" svg:height="1.07017in" draw:id="id100" draw:style-name="a959" draw:name="Rectangle 3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925in" svg:y="2.21468in" svg:width="5.54397in" svg:height="4.8298in" draw:id="id101" draw:style-name="a962" draw:name="Rectangle 4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965" draw:name="TextBox 5" svg:x="2.40351in" svg:y="1.06539in" svg:width="7.85965in" svg:height="0.40391in">
          <draw:text-box>
            <text:p text:style-name="a964" text:class-names="" text:cond-style-name=""><text:span text:style-name="a963" text:class-names="">NAVBAR</text:span></text:p>
          </draw:text-box>
          <svg:title/>
          <svg:desc/>
        </draw:frame>
        <draw:custom-shape svg:x="6.42116in" svg:y="2.24977in" svg:width="6.17544in" svg:height="4.82981in" draw:id="id103" draw:style-name="a968" draw:name="Rectangle 6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81in" svg:y="3.29273in" svg:width="5.65789in" svg:height="3.53762in" draw:id="id104" draw:style-name="a971" draw:name="Rectangle 8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351in" svg:y="2in" svg:width="12.44737in" svg:height="5.32935in" draw:id="id105" draw:style-name="a974" draw:name="Rectangle 13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978" draw:name="TextBox 17" svg:x="4.97368in" svg:y="0.13158in" svg:width="3.02632in" svg:height="0.40391in">
          <draw:text-box>
            <text:p text:style-name="a977" text:class-names="" text:cond-style-name=""><text:span text:style-name="a975" text:class-names="">Buyer</text:span><text:span text:style-name="a976" text:class-names=""/></text:p>
          </draw:text-box>
          <svg:title/>
          <svg:desc/>
        </draw:frame>
        <draw:frame draw:id="id107" draw:style-name="a986" draw:name="TextBox 18" svg:x="1.82456in" svg:y="2.4886in" svg:width="3.14912in" svg:height="0.40391in">
          <draw:text-box>
            <text:p text:style-name="a985" text:class-names="" text:cond-style-name=""><text:span text:style-name="a979" text:class-names="">Display all<text:s text:c="1"/></text:span><text:span text:style-name="a980" text:class-names="">Buyer</text:span><text:span text:style-name="a981" text:class-names=""><text:s text:c="1"/></text:span><text:span text:style-name="a982" text:class-names="">–<text:s text:c="1"/></text:span><text:span text:style-name="a983" text:class-names="">table</text:span><text:span text:style-name="a984" text:class-names=""/></text:p>
          </draw:text-box>
          <svg:title/>
          <svg:desc/>
        </draw:frame>
        <draw:frame draw:id="id108" draw:style-name="a992" draw:name="TextBox 20" svg:x="8.42982in" svg:y="3.54805in" svg:width="2.0614in" svg:height="0.40391in">
          <draw:text-box>
            <text:p text:style-name="a991" text:class-names="" text:cond-style-name=""><text:span text:style-name="a987" text:class-names="">Add<text:s text:c="1"/></text:span><text:span text:style-name="a988" text:class-names="">buyer</text:span><text:span text:style-name="a989" text:class-names=""><text:s text:c="1"/></text:span><text:span text:style-name="a990" text:class-names="">form</text:span></text:p>
          </draw:text-box>
          <svg:title/>
          <svg:desc/>
        </draw:frame>
        <draw:custom-shape svg:x="8.50359in" svg:y="2.33201in" svg:width="1.98763in" svg:height="0.82037in" draw:id="id109" draw:style-name="a997" draw:name="Rectangle: Rounded Corners 1">
          <svg:title/>
          <svg:desc/>
          <text:p text:style-name="a996" text:class-names="" text:cond-style-name=""><text:span text:style-name="a993" text:class-names="">Button to add buyer submit to<text:s text:c="1"/></text:span><text:span text:style-name="a994" text:class-names="">json</text:span><text:span text:style-name="a9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99534in" svg:y="4.30919in" svg:width="2.04854in" svg:height="0.32039in" draw:id="id110" draw:style-name="a1001" draw:name="Rectangle 2">
          <svg:title/>
          <svg:desc/>
          <text:p text:style-name="a1000" text:class-names="" text:cond-style-name=""><text:span text:style-name="a998" text:class-names="">Input First Name</text:span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534in" svg:y="4.98682in" svg:width="2.57282in" svg:height="0.32039in" draw:id="id111" draw:style-name="a1005" draw:name="Rectangle 7">
          <svg:title/>
          <svg:desc/>
          <text:p text:style-name="a1004" text:class-names="" text:cond-style-name=""><text:span text:style-name="a1002" text:class-names="">Input Second Name</text:span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246in" svg:y="3.14689in" svg:width="2.25243in" svg:height="2.74281in" draw:id="id112" draw:style-name="a1025" draw:name="Rectangle 10">
          <svg:title/>
          <svg:desc/>
          <text:p text:style-name="a1007" text:class-names="" text:cond-style-name=""><text:span text:style-name="a1006" text:class-names="">Buyer</text:span></text:p>
          <text:list text:style-name="a1012">
            <text:list-item>
              <text:p text:style-name="a1011" text:class-names="" text:cond-style-name=""><text:span text:style-name="a1008" text:class-names="">i</text:span><text:span text:style-name="a1009" text:class-names="">d</text:span><text:span text:style-name="a1010" text:class-names=""/></text:p>
            </text:list-item>
          </text:list>
          <text:list text:style-name="a1015">
            <text:list-item>
              <text:p text:style-name="a1014" text:class-names="" text:cond-style-name=""><text:span text:style-name="a1013" text:class-names="">FirstName</text:span></text:p>
            </text:list-item>
          </text:list>
          <text:list text:style-name="a1018">
            <text:list-item>
              <text:p text:style-name="a1017" text:class-names="" text:cond-style-name=""><text:span text:style-name="a1016" text:class-names="">Surname</text:span></text:p>
            </text:list-item>
          </text:list>
          <text:p text:style-name="a1020" text:class-names="" text:cond-style-name=""><text:span text:style-name="a1019" text:class-names=""/></text:p>
          <text:p text:style-name="a1022" text:class-names="" text:cond-style-name=""><text:span text:style-name="a1021" text:class-names=""/></text:p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32">
          <draw:page-thumbnail draw:page-number="4" svg:x="0.75in" svg:y="1.25in" svg:width="6in" svg:height="3.375in" presentation:class="page" draw:id="id113" presentation:style-name="a1026" draw:name="Slide Image Placeholder 1">
            <svg:title/>
            <svg:desc/>
          </draw:page-thumbnail>
          <draw:frame draw:id="id114" presentation:style-name="a102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1031" draw:name="Slide Number Placeholder 3" svg:x="4.24826in" svg:y="9.49826in" svg:width="3.25in" svg:height="0.50174in">
            <draw:text-box>
              <text:p text:style-name="a1030" text:class-names="" text:cond-style-name=""><text:span text:style-name="a1028" text:class-names=""><text:page-number style:num-format="1" text:fixed="false">4</text:page-number></text:span><text:span text:style-name="a1029" text:class-names=""/></text:p>
            </draw:text-box>
            <svg:title/>
            <svg:desc/>
          </draw:frame>
        </presentation:notes>
      </draw:page>
      <draw:page draw:name="Slide7" draw:style-name="a1033" draw:master-page-name="Master1-Layout1-title-Title-Slide" presentation:presentation-page-layout-name="Master1-PPL1" draw:id="Slide-262">
        <draw:custom-shape svg:x="0.40351in" svg:y="0.78947in" svg:width="12.44737in" svg:height="1.07017in" draw:id="id116" draw:style-name="a1036" draw:name="Rectangle 3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1039" draw:name="TextBox 5" svg:x="2.40351in" svg:y="1.06539in" svg:width="7.85965in" svg:height="0.40391in">
          <draw:text-box>
            <text:p text:style-name="a1038" text:class-names="" text:cond-style-name=""><text:span text:style-name="a1037" text:class-names="">NAVBAR</text:span></text:p>
          </draw:text-box>
          <svg:title/>
          <svg:desc/>
        </draw:frame>
        <draw:frame draw:id="id118" draw:style-name="a1042" draw:name="TextBox 17" svg:x="4.97368in" svg:y="0.13158in" svg:width="3.02632in" svg:height="0.40391in">
          <draw:text-box>
            <text:p text:style-name="a1041" text:class-names="" text:cond-style-name=""><text:span text:style-name="a1040" text:class-names="">Home Page/Properties</text:span></text:p>
          </draw:text-box>
          <svg:title/>
          <svg:desc/>
        </draw:frame>
        <draw:custom-shape svg:x="0.4122in" svg:y="1.94629in" svg:width="12.44737in" svg:height="5.45614in" draw:id="id119" draw:style-name="a1045" draw:name="Rectangle 1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519in" svg:y="2.06033in" svg:width="9.88177in" svg:height="0.97368in" draw:id="id120" draw:style-name="a1048" draw:name="Rectangle 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1051" draw:name="TextBox 12" svg:x="-0.93899in" svg:y="2.31978in" svg:width="6.04386in" svg:height="0.40391in">
          <draw:text-box>
            <text:p text:style-name="a1050" text:class-names="" text:cond-style-name=""><text:span text:style-name="a1049" text:class-names="">Find properties component</text:span></text:p>
          </draw:text-box>
          <svg:title/>
          <svg:desc/>
        </draw:frame>
        <draw:custom-shape svg:x="0.60519in" svg:y="3.0976in" svg:width="8.1618in" svg:height="4.02632in" draw:id="id122" draw:style-name="a1054" draw:name="Rectangle 21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1057" draw:name="TextBox 22" svg:x="5.43655in" svg:y="3.95488in" svg:width="3.08772in" svg:height="1.61563in">
          <draw:text-box>
            <text:p text:style-name="a1056" text:class-names="" text:cond-style-name=""><text:span text:style-name="a1055" text:class-names="">Display properties component<text:line-break/><text:line-break/>(placeholder for cards to sit in)</text:span></text:p>
          </draw:text-box>
          <svg:title/>
          <svg:desc/>
        </draw:frame>
        <draw:custom-shape svg:x="0.82448in" svg:y="3.5077in" svg:width="3.65124in" svg:height="3.54085in" draw:id="id124" draw:style-name="a1060" draw:name="Rectangle 23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1090" draw:name="TextBox 24" svg:x="1.0701in" svg:y="3.64805in" svg:width="3.06582in" svg:height="2.82734in">
          <draw:text-box>
            <text:p text:style-name="a1066" text:class-names="" text:cond-style-name=""><text:span text:style-name="a1061" text:class-names="">Property card<text:s text:c="1"/></text:span><text:span text:style-name="a1062" text:class-names="">component</text:span><text:span text:style-name="a1063" text:class-names=""><text:s text:c="1"/></text:span><text:span text:style-name="a1064" text:class-names="">(unique id</text:span><text:span text:style-name="a1065" text:class-names="">)</text:span></text:p>
            <text:list text:style-name="a1069">
              <text:list-item>
                <text:p text:style-name="a1068" text:class-names="" text:cond-style-name=""><text:span text:style-name="a1067" text:class-names="">Name (string)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0" text:class-names="">Photo (</text:span><text:span text:style-name="a1071" text:class-names="">url</text:span><text:span text:style-name="a1072" text:class-names="">)</text:span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Price (number)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Bedrooms (number)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Bathroom (number)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Garden (yes / no)</text:span></text:p>
              </text:list-item>
            </text:list>
            <text:p text:style-name="a1089" text:class-names="" text:cond-style-name=""><text:span text:style-name="a1088" text:class-names=""/></text:p>
          </draw:text-box>
          <svg:title/>
          <svg:desc/>
        </draw:frame>
        <draw:custom-shape svg:x="1.74928in" svg:y="6.38031in" svg:width="1.7847in" svg:height="0.59788in" draw:id="id126" draw:style-name="a1093" draw:name="Rectangle: Rounded Corners 25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27" draw:style-name="a1102" draw:name="TextBox 26" svg:x="1.8091in" svg:y="6.40715in" svg:width="2.09167in" svg:height="0.50488in">
          <draw:text-box>
            <text:p text:style-name="a1097" text:class-names="" text:cond-style-name=""><text:span text:style-name="a1094" text:class-names="">Withdraw/</text:span><text:span text:style-name="a1095" text:class-names="">resubmit</text:span><text:span text:style-name="a1096" text:class-names=""/></text:p>
            <text:p text:style-name="a1101" text:class-names="" text:cond-style-name=""><text:span text:style-name="a1098" text:class-names="">toggl</text:span><text:span text:style-name="a1099" text:class-names="">e</text:span><text:span text:style-name="a1100" text:class-names=""/></text:p>
          </draw:text-box>
          <svg:title/>
          <svg:desc/>
        </draw:frame>
        <draw:custom-shape svg:x="10.6in" svg:y="2.06033in" svg:width="2.04027in" svg:height="0.97368in" draw:id="id128" draw:style-name="a1105" draw:name="Rectangle 27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1110" draw:name="TextBox 28" svg:x="10.78535in" svg:y="2.12715in" svg:width="1.66956in" svg:height="0.63952in">
          <draw:text-box>
            <text:p text:style-name="a1109" text:class-names="" text:cond-style-name=""><text:span text:style-name="a1106" text:class-names="">Add Property<text:s text:c="1"/></text:span><text:span text:style-name="a1107" text:class-names="">link</text:span><text:span text:style-name="a1108" text:class-names=""/></text:p>
          </draw:text-box>
          <svg:title/>
          <svg:desc/>
        </draw:frame>
        <draw:custom-shape svg:x="2.95263in" svg:y="2.13135in" svg:width="2.00051in" svg:height="0.27677in" draw:id="id130" draw:style-name="a1114" draw:name="Rectangle 6">
          <svg:title/>
          <svg:desc/>
          <text:p text:style-name="a1113" text:class-names="" text:cond-style-name=""><text:span text:style-name="a1111" text:class-names="">price range</text:span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7368in" svg:y="2.14898in" svg:width="2.00051in" svg:height="0.27677in" draw:id="id131" draw:style-name="a1118" draw:name="Rectangle 7">
          <svg:title/>
          <svg:desc/>
          <text:p text:style-name="a1117" text:class-names="" text:cond-style-name=""><text:span text:style-name="a1115" text:class-names="">bedroom,<text:s text:c="1"/></text:span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8433in" svg:y="2.54717in" svg:width="2.00051in" svg:height="0.27677in" draw:id="id132" draw:style-name="a1122" draw:name="Rectangle 8">
          <svg:title/>
          <svg:desc/>
          <text:p text:style-name="a1121" text:class-names="" text:cond-style-name=""><text:span text:style-name="a1119" text:class-names="">Filter <text:s text:c="1"/>(bathroom)</text:span><text:span text:style-name="a1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4136in" svg:y="2.66067in" svg:width="2.00051in" svg:height="0.27677in" draw:id="id133" draw:style-name="a1126" draw:name="Rectangle 9">
          <svg:title/>
          <svg:desc/>
          <text:p text:style-name="a1125" text:class-names="" text:cond-style-name=""><text:span text:style-name="a1123" text:class-names="">Filter <text:s text:c="1"/>(garden)</text:span><text:span text:style-name="a11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1261in" svg:y="3.14804in" svg:width="3.36556in" svg:height="3.9005in" draw:id="id134" draw:style-name="a1150" draw:name="Rectangle 10">
          <svg:title/>
          <svg:desc/>
          <text:p text:style-name="a1128" text:class-names="" text:cond-style-name=""><text:span text:style-name="a1127" text:class-names="">Add Property</text:span></text:p>
          <text:list text:style-name="a1131">
            <text:list-item>
              <text:p text:style-name="a1130" text:class-names="" text:cond-style-name=""><text:span text:style-name="a1129" text:class-names="">Name (string)</text:span></text:p>
            </text:list-item>
          </text:list>
          <text:list text:style-name="a1136">
            <text:list-item>
              <text:p text:style-name="a1135" text:class-names="" text:cond-style-name=""><text:span text:style-name="a1132" text:class-names="">Photo (</text:span><text:span text:style-name="a1133" text:class-names="">url</text:span><text:span text:style-name="a1134" text:class-names="">)</text:span></text:p>
            </text:list-item>
          </text:list>
          <text:list text:style-name="a1139">
            <text:list-item>
              <text:p text:style-name="a1138" text:class-names="" text:cond-style-name=""><text:span text:style-name="a1137" text:class-names=""><text:s text:c="1"/>Price (number)</text:span></text:p>
            </text:list-item>
          </text:list>
          <text:list text:style-name="a1142">
            <text:list-item>
              <text:p text:style-name="a1141" text:class-names="" text:cond-style-name=""><text:span text:style-name="a1140" text:class-names=""><text:s text:c="1"/>Bedrooms (number)</text:span></text:p>
            </text:list-item>
          </text:list>
          <text:list text:style-name="a1145">
            <text:list-item>
              <text:p text:style-name="a1144" text:class-names="" text:cond-style-name=""><text:span text:style-name="a1143" text:class-names="">Bathroom (number)</text:span></text:p>
            </text:list-item>
          </text:list>
          <text:list text:style-name="a1149">
            <text:list-item>
              <text:p text:style-name="a1148" text:class-names="" text:cond-style-name=""><text:span text:style-name="a1146" text:class-names="">Garden (yes / no)</text:span><text:span text:style-name="a114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57">
          <draw:page-thumbnail draw:page-number="5" svg:x="0.75in" svg:y="1.25in" svg:width="6in" svg:height="3.375in" presentation:class="page" draw:id="id135" presentation:style-name="a1151" draw:name="Slide Image Placeholder 1">
            <svg:title/>
            <svg:desc/>
          </draw:page-thumbnail>
          <draw:frame draw:id="id136" presentation:style-name="a11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156" draw:name="Slide Number Placeholder 3" svg:x="4.24826in" svg:y="9.49826in" svg:width="3.25in" svg:height="0.50174in">
            <draw:text-box>
              <text:p text:style-name="a1155" text:class-names="" text:cond-style-name=""><text:span text:style-name="a1153" text:class-names=""><text:page-number style:num-format="1" text:fixed="false">2</text:page-number></text:span><text:span text:style-name="a1154" text:class-names=""/></text:p>
            </draw:text-box>
            <svg:title/>
            <svg:desc/>
          </draw:frame>
        </presentation:notes>
      </draw:page>
      <draw:page draw:name="Slide12" draw:style-name="a1158" draw:master-page-name="Master1-Layout2-obj-Title-and-Content" presentation:presentation-page-layout-name="Master1-PPL2" draw:id="Slide-267">
        <draw:custom-shape svg:x="0.92175in" svg:y="1.31352in" svg:width="4.24348in" svg:height="3.4332in" draw:id="id138" draw:style-name="a1161" draw:name="Rectangle 3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1202" draw:name="TextBox 4" svg:x="0.92175in" svg:y="1.53339in" svg:width="3.06582in" svg:height="3.4332in">
          <draw:text-box>
            <text:p text:style-name="a1164" text:class-names="" text:cond-style-name=""><text:span text:style-name="a1162" text:class-names="">Property</text:span><text:span text:style-name="a1163" text:class-names=""/></text:p>
            <text:p text:style-name="a1167" text:class-names="" text:cond-style-name=""><text:span text:style-name="a1165" text:class-names="">- <text:s text:c="3"/>id</text:span><text:span text:style-name="a1166" text:class-names=""/></text:p>
            <text:list text:style-name="a1170">
              <text:list-item>
                <text:p text:style-name="a1169" text:class-names="" text:cond-style-name=""><text:span text:style-name="a1168" text:class-names="">Name (string)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1" text:class-names="">Photo (</text:span><text:span text:style-name="a1172" text:class-names="">url</text:span><text:span text:style-name="a1173" text:class-names="">)</text:span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s text:c="1"/>Price (number)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Bedrooms (number)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Bathroom (number)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6" text:class-names="">Garden (yes / no</text:span><text:span text:style-name="a1187" text:class-names="">)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0" text:class-names="">Status (for</text:span><text:span text:style-name="a1191" text:class-names=""><text:s text:c="1"/></text:span><text:span text:style-name="a1192" text:class-names="">sale,</text:span><text:span text:style-name="a1193" text:class-names=""><text:s text:c="1"/></text:span><text:span text:style-name="a1194" text:class-names="">sold,</text:span><text:span text:style-name="a1195" text:class-names=""><text:s text:c="1"/></text:span><text:span text:style-name="a1196" text:class-names="">withdrawn</text:span><text:span text:style-name="a1197" text:class-names="">)</text:span></text:p>
              </text:list-item>
            </text:list>
            <text:p text:style-name="a1201" text:class-names="" text:cond-style-name=""><text:span text:style-name="a1200" text:class-names=""/></text:p>
          </draw:text-box>
          <svg:title/>
          <svg:desc/>
        </draw:frame>
        <draw:custom-shape svg:x="5.78583in" svg:y="1.39378in" svg:width="2.25243in" svg:height="2.74281in" draw:id="id140" draw:style-name="a1226" draw:name="Rectangle 5">
          <svg:title/>
          <svg:desc/>
          <text:p text:style-name="a1204" text:class-names="" text:cond-style-name=""><text:span text:style-name="a1203" text:class-names="">Customer</text:span></text:p>
          <text:list text:style-name="a1209">
            <text:list-item>
              <text:p text:style-name="a1208" text:class-names="" text:cond-style-name=""><text:span text:style-name="a1205" text:class-names="">i</text:span><text:span text:style-name="a1206" text:class-names="">d</text:span><text:span text:style-name="a1207" text:class-names=""/></text:p>
            </text:list-item>
          </text:list>
          <text:list text:style-name="a1212">
            <text:list-item>
              <text:p text:style-name="a1211" text:class-names="" text:cond-style-name=""><text:span text:style-name="a1210" text:class-names="">FirstName</text:span></text:p>
            </text:list-item>
          </text:list>
          <text:list text:style-name="a1215">
            <text:list-item>
              <text:p text:style-name="a1214" text:class-names="" text:cond-style-name=""><text:span text:style-name="a1213" text:class-names="">Surname</text:span></text:p>
            </text:list-item>
          </text:list>
          <text:list text:style-name="a1219">
            <text:list-item>
              <text:p text:style-name="a1218" text:class-names="" text:cond-style-name=""><text:span text:style-name="a1216" text:class-names="">T</text:span><text:span text:style-name="a1217" text:class-names="">ype</text:span></text:p>
            </text:list-item>
          </text:list>
          <text:p text:style-name="a1221" text:class-names="" text:cond-style-name=""><text:span text:style-name="a1220" text:class-names=""/></text:p>
          <text:p text:style-name="a1223" text:class-names="" text:cond-style-name=""><text:span text:style-name="a1222" text:class-names=""/></text:p>
          <text:p text:style-name="a1225" text:class-names="" text:cond-style-name=""><text:span text:style-name="a1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1230" draw:name="TextBox 6" svg:x="1.1165in" svg:y="0.50718in" svg:width="2.87107in" svg:height="0.40391in">
          <draw:text-box>
            <text:p text:style-name="a1229" text:class-names="" text:cond-style-name=""><text:span text:style-name="a1227" text:class-names="">JSON File<text:s text:c="1"/></text:span><text:span text:style-name="a1228" text:class-names=""/></text:p>
          </draw:text-box>
          <svg:title/>
          <svg:desc/>
        </draw:frame>
      </draw:page>
      <draw:page draw:name="Slide6" draw:style-name="a1231" draw:master-page-name="Master1-Layout1-title-Title-Slide" presentation:presentation-page-layout-name="Master1-PPL1" draw:id="Slide-261">
        <draw:custom-shape svg:x="0.40351in" svg:y="0.78947in" svg:width="12.44737in" svg:height="1.07017in" draw:id="id142" draw:style-name="a1234" draw:name="Rectangle 3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035in" svg:y="2.25438in" svg:width="5.54397in" svg:height="4.8298in" draw:id="id143" draw:style-name="a1237" draw:name="Rectangle 4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style-name="a1240" draw:name="TextBox 5" svg:x="2.40351in" svg:y="1.06539in" svg:width="7.85965in" svg:height="0.40391in">
          <draw:text-box>
            <text:p text:style-name="a1239" text:class-names="" text:cond-style-name=""><text:span text:style-name="a1238" text:class-names="">NAVBAR</text:span></text:p>
          </draw:text-box>
          <svg:title/>
          <svg:desc/>
        </draw:frame>
        <draw:custom-shape svg:x="6.42983in" svg:y="2.25438in" svg:width="6.17544in" svg:height="4.82981in" draw:id="id145" draw:style-name="a1243" draw:name="Rectangle 6">
          <svg:title/>
          <svg:desc/>
          <text:p text:style-name="a1242" text:class-names="" text:cond-style-name=""><text:span text:style-name="a1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298in" svg:y="2.4886in" svg:width="5.65789in" svg:height="1.62281in" draw:id="id146" draw:style-name="a1246" draw:name="Rectangle 7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9298in" svg:y="5.21929in" svg:width="5.65789in" svg:height="1.62281in" draw:id="id147" draw:style-name="a1249" draw:name="Rectangle 8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1228in" svg:y="4.53947in" svg:width="1.47368in" svg:height="0.38724in" draw:id="id148" draw:style-name="a1252" draw:name="Rectangle: Rounded Corners 9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81579in" svg:y="4.51316in" svg:width="1.50878in" svg:height="0.38724in" draw:id="id149" draw:style-name="a1255" draw:name="Rectangle: Rounded Corners 10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69299in" svg:y="4.50438in" svg:width="1.39473in" svg:height="0.38724in" draw:id="id150" draw:style-name="a1258" draw:name="Rectangle: Rounded Corners 11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40351in" svg:y="2in" svg:width="12.44737in" svg:height="5.32935in" draw:id="id151" draw:style-name="a1261" draw:name="Rectangle 13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264" draw:name="TextBox 14" svg:x="7.02632in" svg:y="4.53947in" svg:width="1.27193in" svg:height="0.40391in">
          <draw:text-box>
            <text:p text:style-name="a1263" text:class-names="" text:cond-style-name=""><text:span text:style-name="a1262" text:class-names="">buyers</text:span></text:p>
          </draw:text-box>
          <svg:title/>
          <svg:desc/>
        </draw:frame>
        <draw:frame draw:id="id153" draw:style-name="a1267" draw:name="TextBox 15" svg:x="8.86842in" svg:y="4.53947in" svg:width="1.39474in" svg:height="0.40391in">
          <draw:text-box>
            <text:p text:style-name="a1266" text:class-names="" text:cond-style-name=""><text:span text:style-name="a1265" text:class-names="">properties</text:span></text:p>
          </draw:text-box>
          <svg:title/>
          <svg:desc/>
        </draw:frame>
        <draw:frame draw:id="id154" draw:style-name="a1270" draw:name="TextBox 16" svg:x="10.80702in" svg:y="4.53947in" svg:width="1.2193in" svg:height="0.40391in">
          <draw:text-box>
            <text:p text:style-name="a1269" text:class-names="" text:cond-style-name=""><text:span text:style-name="a1268" text:class-names="">sellers</text:span></text:p>
          </draw:text-box>
          <svg:title/>
          <svg:desc/>
        </draw:frame>
        <draw:frame draw:id="id155" draw:style-name="a1273" draw:name="TextBox 17" svg:x="4.97368in" svg:y="0.13158in" svg:width="3.02632in" svg:height="0.40391in">
          <draw:text-box>
            <text:p text:style-name="a1272" text:class-names="" text:cond-style-name=""><text:span text:style-name="a1271" text:class-names="">Home Page</text:span></text:p>
          </draw:text-box>
          <svg:title/>
          <svg:desc/>
        </draw:frame>
        <draw:frame draw:id="id156" draw:style-name="a1276" draw:name="TextBox 18" svg:x="1.62281in" svg:y="3.35965in" svg:width="2.0614in" svg:height="0.40391in">
          <draw:text-box>
            <text:p text:style-name="a1275" text:class-names="" text:cond-style-name=""><text:span text:style-name="a1274" text:class-names="">Random content</text:span></text:p>
          </draw:text-box>
          <svg:title/>
          <svg:desc/>
        </draw:frame>
        <draw:frame draw:id="id157" draw:style-name="a1279" draw:name="TextBox 19" svg:x="8.53509in" svg:y="2.98548in" svg:width="2.0614in" svg:height="0.40391in">
          <draw:text-box>
            <text:p text:style-name="a1278" text:class-names="" text:cond-style-name=""><text:span text:style-name="a1277" text:class-names="">Random content</text:span></text:p>
          </draw:text-box>
          <svg:title/>
          <svg:desc/>
        </draw:frame>
        <draw:frame draw:id="id158" draw:style-name="a1282" draw:name="TextBox 20" svg:x="8.49128in" svg:y="5.71053in" svg:width="2.0614in" svg:height="0.40391in">
          <draw:text-box>
            <text:p text:style-name="a1281" text:class-names="" text:cond-style-name=""><text:span text:style-name="a1280" text:class-names="">Random content</text:span></text:p>
          </draw:text-box>
          <svg:title/>
          <svg:desc/>
        </draw:frame>
        <presentation:notes draw:style-name="a1289">
          <draw:page-thumbnail draw:page-number="7" svg:x="0.75in" svg:y="1.25in" svg:width="6in" svg:height="3.375in" presentation:class="page" draw:id="id159" presentation:style-name="a1283" draw:name="Slide Image Placeholder 1">
            <svg:title/>
            <svg:desc/>
          </draw:page-thumbnail>
          <draw:frame draw:id="id160" presentation:style-name="a128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1288" draw:name="Slide Number Placeholder 3" svg:x="4.24826in" svg:y="9.49826in" svg:width="3.25in" svg:height="0.50174in">
            <draw:text-box>
              <text:p text:style-name="a1287" text:class-names="" text:cond-style-name=""><text:span text:style-name="a1285" text:class-names=""><text:page-number style:num-format="1" text:fixed="false">1</text:page-number></text:span><text:span text:style-name="a128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lorna Gordon Smith</meta:initial-creator>
    <dc:creator>lorna Gordon Smith</dc:creator>
    <meta:creation-date>2024-05-30T09:32:24Z</meta:creation-date>
    <dc:date>2024-05-30T11:23:13Z</dc:date>
    <meta:editing-cycles>1</meta:editing-cycles>
    <meta:editing-duration>PT6648S</meta:editing-duration>
    <meta:document-statistic meta:paragraph-count="103" meta:word-count="288"/>
  </office:meta>
</office:document-meta>
</file>